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0548c1" officeooo:paragraph-rsid="000548c1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4ec9b0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4ec9b0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atividade 4</text:p>
      <text:p text:style-name="P2"/>
      <text:p text:style-name="P2"># Variável texto</text:p>
      <text:p text:style-name="P3"><text:span text:style-name="T1">texto</text:span> <text:span text:style-name="T2">=</text:span> <text:span text:style-name="T3">'Olá, laço for.'</text:span></text:p>
      <text:p text:style-name="P4"/>
      <text:p text:style-name="P2"># Iteração sobre os caracteres do texto</text:p>
      <text:p text:style-name="P3"><text:span text:style-name="T4">for</text:span> <text:span text:style-name="T1">item</text:span> <text:span text:style-name="T4">in</text:span> <text:span text:style-name="T1">texto</text:span>:</text:p>
      <text:p text:style-name="P5">    <text:span text:style-name="T5">print</text:span><text:span text:style-name="T6">(</text:span><text:span text:style-name="T7">'Caractere: '</text:span><text:span text:style-name="T6"> </text:span><text:span text:style-name="T8">+</text:span><text:span text:style-name="T6"> </text:span><text:span text:style-name="T9">item</text:span><text:span text:style-name="T6">)</text:span></text:p>
      <text:p text:style-name="P4"/>
      <text:p text:style-name="P2"># Iteração sobre um intervalo numérico</text:p>
      <text:p text:style-name="P3"><text:span text:style-name="T4">for</text:span> <text:span text:style-name="T1">numero</text:span> <text:span text:style-name="T4">in</text:span> <text:span text:style-name="T10">range</text:span>(<text:span text:style-name="T11">1</text:span>, <text:span text:style-name="T11">11</text:span>):  <text:span text:style-name="T12"># O intervalo vai de 1 até 10</text:span></text:p>
      <text:p text:style-name="P5">    <text:span text:style-name="T5">print</text:span><text:span text:style-name="T6">(</text:span><text:span text:style-name="T7">'Número do intervalo: '</text:span><text:span text:style-name="T6"> </text:span><text:span text:style-name="T8">+</text:span><text:span text:style-name="T6"> </text:span><text:span text:style-name="T13">str</text:span><text:span text:style-name="T6">(</text:span><text:span text:style-name="T9">numero</text:span><text:span text:style-name="T6">)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3:46.266000000</meta:creation-date>
    <dc:date>2024-11-22T07:44:06.353000000</dc:date>
    <meta:editing-duration>PT20S</meta:editing-duration>
    <meta:editing-cycles>1</meta:editing-cycles>
    <meta:document-statistic meta:table-count="0" meta:image-count="0" meta:object-count="0" meta:page-count="1" meta:paragraph-count="9" meta:word-count="50" meta:character-count="288" meta:non-whitespace-character-count="238"/>
    <meta:generator>LibreOffice/24.8.3.2$Windows_X86_64 LibreOffice_project/48a6bac9e7e268aeb4c3483fcf825c94556d9f92</meta:generator>
  </office:meta>
</office:document-meta>
</file>